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T1_6" style:family="text">
      <style:text-properties style:text-underline-style="solid" style:text-underline-color="font-color"/>
    </style:style>
    <style:style style:name="T1_7" style:family="text">
      <style:text-properties style:text-underline-style="solid" style:text-underline-color="font-color"/>
    </style:style>
    <style:style style:name="T1_8" style:family="text"/>
    <style:style style:name="P2" style:family="paragraph" style:parent-style-name="Standard">
      <style:paragraph-properties fo:break-before="auto" fo:line-height="138%" style:writing-mode="lr-tb"/>
    </style:style>
    <style:style style:name="T2_1" style:family="text"/>
    <style:style style:name="P3" style:family="paragraph" style:parent-style-name="Standard">
      <style:paragraph-properties fo:break-before="auto" fo:line-height="138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P4" style:family="paragraph" style:parent-style-name="Standard">
      <style:paragraph-properties fo:break-before="auto" fo:line-height="138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text-underline-style="solid" style:text-underline-color="font-color"/>
    </style:style>
    <style:style style:name="T9_2" style:family="text">
      <style:text-properties style:text-underline-style="solid" style:text-underline-color="font-color"/>
    </style:style>
    <style:style style:name="T9_3" style:family="text">
      <style:text-properties style:text-underline-style="solid" style:text-underline-color="font-color"/>
    </style:style>
    <style:style style:name="T9_4" style:family="text">
      <style:text-properties style:text-underline-style="solid" style:text-underline-color="font-color"/>
    </style:style>
    <style:style style:name="T9_5" style:family="text">
      <style:text-properties style:text-underline-style="solid" style:text-underline-color="font-color"/>
    </style:style>
    <style:style style:name="T9_6" style:family="text">
      <style:text-properties style:text-underline-style="solid" style:text-underline-color="font-color"/>
    </style:style>
    <style:style style:name="T9_7" style:family="text">
      <style:text-properties style:text-underline-style="solid" style:text-underline-color="font-color"/>
    </style:style>
    <style:style style:name="T9_8" style:family="text">
      <style:text-properties style:text-underline-style="solid" style:text-underline-color="font-color"/>
    </style:style>
    <style:style style:name="T9_9" style:family="text">
      <style:text-properties style:text-underline-style="solid" style:text-underline-color="font-color"/>
    </style:style>
    <style:style style:name="T9_10" style:family="text">
      <style:text-properties style:text-underline-style="solid" style:text-underline-color="font-color"/>
    </style:style>
    <style:style style:name="T9_11" style:family="text">
      <style:text-properties style:text-underline-style="solid" style:text-underline-color="font-color"/>
    </style:style>
    <style:style style:name="T9_12" style:family="text">
      <style:text-properties style:text-underline-style="solid" style:text-underline-color="font-color"/>
    </style:style>
    <style:style style:name="T9_13" style:family="text">
      <style:text-properties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>
      <style:text-properties fo:font-weight="bold" style:font-weight-asian="bold" style:font-weight-complex="bold"/>
    </style:style>
    <style:style style:name="T15_16" style:family="text">
      <style:text-properties fo:font-weight="bold" style:font-weight-asian="bold" style:font-weight-complex="bold"/>
    </style:style>
    <style:style style:name="T15_17" style:family="text">
      <style:text-properties fo:font-weight="bold" style:font-weight-asian="bold" style:font-weight-complex="bold"/>
    </style:style>
    <style:style style:name="T15_18" style:family="text">
      <style:text-properties fo:font-weight="bold" style:font-weight-asian="bold" style:font-weight-complex="bold"/>
    </style:style>
    <style:style style:name="T15_19" style:family="text">
      <style:text-properties fo:font-weight="bold" style:font-weight-asian="bold" style:font-weight-complex="bold"/>
    </style:style>
    <style:style style:name="T15_20" style:family="text">
      <style:text-properties fo:font-weight="bold" style:font-weight-asian="bold" style:font-weight-complex="bold"/>
    </style:style>
    <style:style style:name="T15_21" style:family="text">
      <style:text-properties fo:font-weight="bold" style:font-weight-asian="bold" style:font-weight-complex="bold"/>
    </style:style>
    <style:style style:name="T15_22" style:family="text">
      <style:text-properties fo:font-weight="bold" style:font-weight-asian="bold" style:font-weight-complex="bold"/>
    </style:style>
    <style:style style:name="T15_23" style:family="text">
      <style:text-properties fo:font-weight="bold" style:font-weight-asian="bold" style:font-weight-complex="bold"/>
    </style:style>
    <style:style style:name="T15_24" style:family="text">
      <style:text-properties fo:font-weight="bold" style:font-weight-asian="bold" style:font-weight-complex="bold"/>
    </style:style>
    <style:style style:name="T15_25" style:family="text">
      <style:text-properties fo:font-weight="bold" style:font-weight-asian="bold" style:font-weight-complex="bold"/>
    </style:style>
    <style:style style:name="T15_26" style:family="text">
      <style:text-properties fo:font-weight="bold" style:font-weight-asian="bold" style:font-weight-complex="bold"/>
    </style:style>
    <style:style style:name="T15_27" style:family="text">
      <style:text-properties fo:font-weight="bold" style:font-weight-asian="bold" style:font-weight-complex="bold"/>
    </style:style>
    <style:style style:name="T15_28" style:family="text">
      <style:text-properties fo:font-weight="bold" style:font-weight-asian="bold" style:font-weight-complex="bold"/>
    </style:style>
    <style:style style:name="T15_29" style:family="text">
      <style:text-properties fo:font-weight="bold" style:font-weight-asian="bold" style:font-weight-complex="bold"/>
    </style:style>
    <style:style style:name="T15_30" style:family="text">
      <style:text-properties fo:font-weight="bold" style:font-weight-asian="bold" style:font-weight-complex="bold"/>
    </style:style>
    <style:style style:name="T15_31" style:family="text">
      <style:text-properties fo:font-weight="bold" style:font-weight-asian="bold" style:font-weight-complex="bold"/>
    </style:style>
    <style:style style:name="T15_32" style:family="text">
      <style:text-properties fo:font-weight="bold" style:font-weight-asian="bold" style:font-weight-complex="bold"/>
    </style:style>
    <style:style style:name="T15_33" style:family="text">
      <style:text-properties fo:font-weight="bold" style:font-weight-asian="bold" style:font-weight-complex="bold"/>
    </style:style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>
      <style:text-properties fo:font-weight="bold" style:font-weight-asian="bold" style:font-weight-complex="bold"/>
    </style:style>
    <style:style style:name="T15_114" style:family="text">
      <style:text-properties fo:font-weight="bold" style:font-weight-asian="bold" style:font-weight-complex="bold"/>
    </style:style>
    <style:style style:name="T15_115" style:family="text">
      <style:text-properties fo:font-weight="bold" style:font-weight-asian="bold" style:font-weight-complex="bold"/>
    </style:style>
    <style:style style:name="T15_116" style:family="text">
      <style:text-properties fo:font-weight="bold" style:font-weight-asian="bold" style:font-weight-complex="bold"/>
    </style:style>
    <style:style style:name="T15_117" style:family="text">
      <style:text-properties fo:font-weight="bold" style:font-weight-asian="bold" style:font-weight-complex="bold"/>
    </style:style>
    <style:style style:name="T15_118" style:family="text">
      <style:text-properties fo:font-weight="bold" style:font-weight-asian="bold" style:font-weight-complex="bold"/>
    </style:style>
    <style:style style:name="T15_119" style:family="text">
      <style:text-properties fo:font-weight="bold" style:font-weight-asian="bold" style:font-weight-complex="bold"/>
    </style:style>
    <style:style style:name="T15_120" style:family="text">
      <style:text-properties fo:font-weight="bold" style:font-weight-asian="bold" style:font-weight-complex="bold"/>
    </style:style>
    <style:style style:name="T15_121" style:family="text">
      <style:text-properties fo:font-weight="bold" style:font-weight-asian="bold" style:font-weight-complex="bold"/>
    </style:style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text-underline-style="solid" style:text-underline-color="font-color"/>
    </style:style>
    <style:style style:name="T19_2" style:family="text">
      <style:text-properties style:text-underline-style="solid" style:text-underline-color="font-color"/>
    </style:style>
    <style:style style:name="T19_3" style:family="text">
      <style:text-properties style:text-underline-style="solid" style:text-underline-color="font-color"/>
    </style:style>
    <style:style style:name="T19_4" style:family="text">
      <style:text-properties style:text-underline-style="solid" style:text-underline-color="font-color"/>
    </style:style>
    <style:style style:name="T19_5" style:family="text">
      <style:text-properties style:text-underline-style="solid" style:text-underline-color="font-color"/>
    </style:style>
    <style:style style:name="T19_6" style:family="text">
      <style:text-properties style:text-underline-style="solid" style:text-underline-color="font-color"/>
    </style:style>
    <style:style style:name="T19_7" style:family="text">
      <style:text-properties style:text-underline-style="solid" style:text-underline-color="font-color"/>
    </style:style>
    <style:style style:name="T19_8" style:family="text">
      <style:text-properties style:text-underline-style="solid" style:text-underline-color="font-color"/>
    </style:style>
    <style:style style:name="T19_9" style:family="text">
      <style:text-properties style:text-underline-style="solid" style:text-underline-color="font-color"/>
    </style:style>
    <style:style style:name="T19_10" style:family="text">
      <style:text-properties style:text-underline-style="solid" style:text-underline-color="font-color"/>
    </style:style>
    <style:style style:name="T19_11" style:family="text">
      <style:text-properties style:text-underline-style="solid" style:text-underline-color="font-color"/>
    </style:style>
    <style:style style:name="T19_12" style:family="text">
      <style:text-properties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text-underline-style="solid" style:text-underline-color="font-color"/>
    </style:style>
    <style:style style:name="T23_2" style:family="text">
      <style:text-properties style:text-underline-style="solid" style:text-underline-color="font-color"/>
    </style:style>
    <style:style style:name="T23_3" style:family="text">
      <style:text-properties style:text-underline-style="solid" style:text-underline-color="font-color"/>
    </style:style>
    <style:style style:name="T23_4" style:family="text">
      <style:text-properties style:text-underline-style="solid" style:text-underline-color="font-color"/>
    </style:style>
    <style:style style:name="T23_5" style:family="text">
      <style:text-properties style:text-underline-style="solid" style:text-underline-color="font-color"/>
    </style:style>
    <style:style style:name="T23_6" style:family="text">
      <style:text-properties style:text-underline-style="solid" style:text-underline-color="font-color"/>
    </style:style>
    <style:style style:name="T23_7" style:family="text">
      <style:text-properties style:text-underline-style="solid" style:text-underline-color="font-color"/>
    </style:style>
    <style:style style:name="T23_8" style:family="text">
      <style:text-properties style:text-underline-style="solid" style:text-underline-color="font-color"/>
    </style:style>
    <style:style style:name="T23_9" style:family="text">
      <style:text-properties style:text-underline-style="solid" style:text-underline-color="font-color"/>
    </style:style>
    <style:style style:name="T23_10" style:family="text">
      <style:text-properties style:text-underline-style="solid" style:text-underline-color="font-color"/>
    </style:style>
    <style:style style:name="T23_11" style:family="text">
      <style:text-properties style:text-underline-style="solid" style:text-underline-color="font-color"/>
    </style:style>
    <style:style style:name="T23_12" style:family="text">
      <style:text-properties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egunta</text:span><text:span text:style-name="T1_2"><text:s/></text:span><text:span text:style-name="T1_3">a</text:span><text:span text:style-name="T1_4"><text:s/></text:span><text:span text:style-name="T1_5">la</text:span><text:span text:style-name="T1_6"><text:s/></text:span><text:span text:style-name="T1_7">professora</text:span><text:span text:style-name="T1_8">:</text:span></text:p>
      <text:p text:style-name="P2"><text:span text:style-name="T2_1">2:</text:span></text:p>
      <text:p text:style-name="P3"><text:span text:style-name="T3_1">Podem</text:span><text:span text:style-name="T3_2"><text:s/></text:span><text:span text:style-name="T3_3">mantenir</text:span><text:span text:style-name="T3_4"><text:s/></text:span><text:span text:style-name="T3_5">la</text:span><text:span text:style-name="T3_6"><text:s/></text:span><text:span text:style-name="T3_7">relació</text:span><text:span text:style-name="T3_8"><text:s/></text:span><text:span text:style-name="T3_9">Partida</text:span><text:span text:style-name="T3_10"><text:s/>–<text:s/></text:span><text:span text:style-name="T3_11">Casella</text:span><text:span text:style-name="T3_12"><text:s/></text:span><text:span text:style-name="T3_13">en</text:span><text:span text:style-name="T3_14"><text:s/></text:span><text:span text:style-name="T3_15">l</text:span><text:span text:style-name="T3_16">'</text:span><text:span text:style-name="T3_17">estructura</text:span><text:span text:style-name="T3_18"><text:s/></text:span><text:span text:style-name="T3_19">de</text:span><text:span text:style-name="T3_20"><text:s/></text:span><text:span text:style-name="T3_21">dades</text:span><text:span text:style-name="T3_22"><text:s/></text:span><text:span text:style-name="T3_23">que</text:span><text:span text:style-name="T3_24"><text:s/></text:span><text:span text:style-name="T3_25">vulguem</text:span><text:span text:style-name="T3_26">,<text:s/></text:span><text:span text:style-name="T3_27">o</text:span><text:span text:style-name="T3_28"><text:s/></text:span><text:span text:style-name="T3_29">bé</text:span><text:span text:style-name="T3_30"><text:s/></text:span><text:span text:style-name="T3_31">només</text:span><text:span text:style-name="T3_32"><text:s/></text:span><text:span text:style-name="T3_33">es</text:span><text:span text:style-name="T3_34"><text:s/></text:span><text:span text:style-name="T3_35">pot</text:span><text:span text:style-name="T3_36"><text:s/></text:span><text:span text:style-name="T3_37">materialitzar</text:span><text:span text:style-name="T3_38"><text:s/></text:span><text:span text:style-name="T3_39">en</text:span><text:span text:style-name="T3_40"><text:s/></text:span><text:span text:style-name="T3_41">forma</text:span><text:span text:style-name="T3_42"><text:s/></text:span><text:span text:style-name="T3_43">de</text:span><text:span text:style-name="T3_44"><text:s/></text:span><text:span text:style-name="T3_45">conjunt</text:span><text:span text:style-name="T3_46">?<text:s/></text:span><text:span text:style-name="T3_47">Per</text:span><text:span text:style-name="T3_48"><text:s/></text:span><text:span text:style-name="T3_49">exemple</text:span><text:span text:style-name="T3_50"><text:s/></text:span><text:span text:style-name="T3_51">podríem</text:span><text:span text:style-name="T3_52"><text:s/></text:span><text:span text:style-name="T3_53">guardar</text:span><text:span text:style-name="T3_54"><text:s/></text:span><text:span text:style-name="T3_55">les</text:span><text:span text:style-name="T3_56"><text:s/></text:span><text:span text:style-name="T3_57">caselles</text:span><text:span text:style-name="T3_58"><text:s/></text:span><text:span text:style-name="T3_59">d</text:span><text:span text:style-name="T3_60">'</text:span><text:span text:style-name="T3_61">una</text:span><text:span text:style-name="T3_62"><text:s/></text:span><text:span text:style-name="T3_63">partida</text:span><text:span text:style-name="T3_64"><text:s/></text:span><text:span text:style-name="T3_65">en</text:span><text:span text:style-name="T3_66"><text:s/></text:span><text:span text:style-name="T3_67">una</text:span><text:span text:style-name="T3_68"><text:s/></text:span><text:span text:style-name="T3_69">matriu</text:span><text:span text:style-name="T3_70"><text:s/></text:span><text:span text:style-name="T3_71">en</text:span><text:span text:style-name="T3_72"><text:s/></text:span><text:span text:style-name="T3_73">comptes</text:span><text:span text:style-name="T3_74"><text:s/></text:span><text:span text:style-name="T3_75">d</text:span><text:span text:style-name="T3_76">'</text:span><text:span text:style-name="T3_77">un</text:span><text:span text:style-name="T3_78"><text:s/></text:span><text:span text:style-name="T3_79">conjunt</text:span><text:span text:style-name="T3_80"><text:s/></text:span><text:span text:style-name="T3_81">per</text:span><text:span text:style-name="T3_82"><text:s/></text:span><text:span text:style-name="T3_83">facilitar</text:span><text:span text:style-name="T3_84"><text:s/></text:span><text:span text:style-name="T3_85">les</text:span><text:span text:style-name="T3_86"><text:s/></text:span><text:span text:style-name="T3_87">operacions</text:span><text:span text:style-name="T3_88">.<text:s/></text:span><text:span text:style-name="T3_89">En</text:span><text:span text:style-name="T3_90"><text:s/></text:span><text:span text:style-name="T3_91">cas</text:span><text:span text:style-name="T3_92"><text:s/></text:span><text:span text:style-name="T3_93">negatiu</text:span><text:span text:style-name="T3_94">,<text:s/></text:span><text:span text:style-name="T3_95">podem</text:span><text:span text:style-name="T3_96"><text:s/></text:span><text:span text:style-name="T3_97">construir</text:span><text:span text:style-name="T3_98">/</text:span><text:span text:style-name="T3_99">utilitzar</text:span><text:span text:style-name="T3_100"><text:s/></text:span><text:span text:style-name="T3_101">la</text:span><text:span text:style-name="T3_102"><text:s/></text:span><text:span text:style-name="T3_103">classe</text:span><text:span text:style-name="T3_104"><text:s/></text:span><text:span text:style-name="T3_105">matriu</text:span><text:span text:style-name="T3_106"><text:s/></text:span><text:span text:style-name="T3_107">en</text:span><text:span text:style-name="T3_108"><text:s/></text:span><text:span text:style-name="T3_109">el</text:span><text:span text:style-name="T3_110"><text:s/></text:span><text:span text:style-name="T3_111">procés</text:span><text:span text:style-name="T3_112"><text:s/></text:span><text:span text:style-name="T3_113">d</text:span><text:span text:style-name="T3_114">'</text:span><text:span text:style-name="T3_115">alguna</text:span><text:span text:style-name="T3_116"><text:s/></text:span><text:span text:style-name="T3_117">operació</text:span><text:span text:style-name="T3_118">?</text:span></text:p>
      <text:p text:style-name="P4"><text:span text:style-name="T4_1">Aquesta</text:span><text:span text:style-name="T4_2"><text:s/></text:span><text:span text:style-name="T4_3">pregunta</text:span><text:span text:style-name="T4_4"><text:s/></text:span><text:span text:style-name="T4_5">s</text:span><text:span text:style-name="T4_6">'</text:span><text:span text:style-name="T4_7">enfoca</text:span><text:span text:style-name="T4_8"><text:s/></text:span><text:span text:style-name="T4_9">tant</text:span><text:span text:style-name="T4_10"><text:s/></text:span><text:span text:style-name="T4_11">sobre</text:span><text:span text:style-name="T4_12"><text:s/></text:span><text:span text:style-name="T4_13">la</text:span><text:span text:style-name="T4_14"><text:s/></text:span><text:span text:style-name="T4_15">implementació</text:span><text:span text:style-name="T4_16"><text:s/></text:span><text:span text:style-name="T4_17">demanda</text:span><text:span text:style-name="T4_18"><text:s/></text:span><text:span text:style-name="T4_19">a</text:span><text:span text:style-name="T4_20"><text:s/></text:span><text:span text:style-name="T4_21">l</text:span><text:span text:style-name="T4_22">'</text:span><text:span text:style-name="T4_23">apartat</text:span><text:span text:style-name="T4_24"><text:s/>1<text:s/></text:span><text:span text:style-name="T4_25">com</text:span><text:span text:style-name="T4_26"><text:s/></text:span><text:span text:style-name="T4_27">a</text:span><text:span text:style-name="T4_28"><text:s/></text:span><text:span text:style-name="T4_29">l</text:span><text:span text:style-name="T4_30">'</text:span><text:span text:style-name="T4_31">elaboració</text:span><text:span text:style-name="T4_32"><text:s/></text:span><text:span text:style-name="T4_33">dels</text:span><text:span text:style-name="T4_34"><text:s/></text:span><text:span text:style-name="T4_35">diagrames</text:span><text:span text:style-name="T4_36"><text:s/></text:span><text:span text:style-name="T4_37">de</text:span><text:span text:style-name="T4_38"><text:s/></text:span><text:span text:style-name="T4_39">l</text:span><text:span text:style-name="T4_40">'</text:span><text:span text:style-name="T4_41">apartat</text:span><text:span text:style-name="T4_42"><text:s/>2</text:span></text:p>
      <text:p text:style-name="P5"/>
      <text:p text:style-name="P6"><text:span text:style-name="T6_1">Resposta</text:span><text:span text:style-name="T6_2">:</text:span></text:p>
      <text:p text:style-name="P7"><text:span text:style-name="T7_1">2.<text:s/></text:span><text:span text:style-name="T7_2">Podeu</text:span><text:span text:style-name="T7_3"><text:s/></text:span><text:span text:style-name="T7_4">utilitzar</text:span><text:span text:style-name="T7_5"><text:s/></text:span><text:span text:style-name="T7_6">l</text:span><text:span text:style-name="T7_7">'</text:span><text:span text:style-name="T7_8">estructura</text:span><text:span text:style-name="T7_9"><text:s/></text:span><text:span text:style-name="T7_10">que</text:span><text:span text:style-name="T7_11"><text:s/></text:span><text:span text:style-name="T7_12">necessiteu</text:span><text:span text:style-name="T7_13"><text:s/></text:span><text:span text:style-name="T7_14">sempre</text:span><text:span text:style-name="T7_15"><text:s/></text:span><text:span text:style-name="T7_16">i</text:span><text:span text:style-name="T7_17"><text:s/></text:span><text:span text:style-name="T7_18">quan</text:span><text:span text:style-name="T7_19"><text:s/></text:span><text:span text:style-name="T7_20">es</text:span><text:span text:style-name="T7_21"><text:s/></text:span><text:span text:style-name="T7_22">pugui</text:span><text:span text:style-name="T7_23"><text:s/></text:span><text:span text:style-name="T7_24">utilitzar</text:span><text:span text:style-name="T7_25"><text:s/></text:span><text:span text:style-name="T7_26">aquesta</text:span><text:span text:style-name="T7_27"><text:s/></text:span><text:span text:style-name="T7_28">estructura</text:span><text:span text:style-name="T7_29"><text:s/></text:span><text:span text:style-name="T7_30">en</text:span><text:span text:style-name="T7_31"><text:s/></text:span><text:span text:style-name="T7_32">la</text:span><text:span text:style-name="T7_33"><text:s/></text:span><text:span text:style-name="T7_34">majoria</text:span><text:span text:style-name="T7_35"><text:s/></text:span><text:span text:style-name="T7_36">de</text:span><text:span text:style-name="T7_37"><text:s/></text:span><text:span text:style-name="T7_38">llenguatges</text:span><text:span text:style-name="T7_39"><text:s/></text:span><text:span text:style-name="T7_40">OO</text:span><text:span text:style-name="T7_41">.</text:span></text:p>
      <text:p text:style-name="P8"/>
      <text:p text:style-name="P9"><text:span text:style-name="T9_1">Com</text:span><text:span text:style-name="T9_2"><text:s/></text:span><text:span text:style-name="T9_3">plantejar</text:span><text:span text:style-name="T9_4"><text:s/></text:span><text:span text:style-name="T9_5">els</text:span><text:span text:style-name="T9_6"><text:s/></text:span><text:span text:style-name="T9_7">algorismes</text:span><text:span text:style-name="T9_8"><text:s/></text:span><text:span text:style-name="T9_9">d</text:span><text:span text:style-name="T9_10">’</text:span><text:span text:style-name="T9_11">aquest</text:span><text:span text:style-name="T9_12"><text:s/></text:span><text:span text:style-name="T9_13">contracte</text:span></text:p>
      <text:p text:style-name="P10"/>
      <text:p text:style-name="P11"><text:span text:style-name="T11_1">En</text:span><text:span text:style-name="T11_2"><text:s/></text:span><text:span text:style-name="T11_3">les</text:span><text:span text:style-name="T11_4"><text:s/></text:span><text:span text:style-name="T11_5">operacions</text:span><text:span text:style-name="T11_6"><text:s/></text:span><text:span text:style-name="T11_7">de</text:span><text:span text:style-name="T11_8"><text:s/></text:span><text:span text:style-name="T11_9">ferMoviment</text:span><text:span text:style-name="T11_10">,<text:s/></text:span><text:span text:style-name="T11_11">al</text:span><text:span text:style-name="T11_12"><text:s/></text:span><text:span text:style-name="T11_13">moure</text:span><text:span text:style-name="T11_14">,<text:s/></text:span><text:span text:style-name="T11_15">comprovar</text:span><text:span text:style-name="T11_16"><text:s/></text:span><text:span text:style-name="T11_17">si</text:span><text:span text:style-name="T11_18"><text:s/></text:span><text:span text:style-name="T11_19">puc</text:span><text:span text:style-name="T11_20"><text:s/></text:span><text:span text:style-name="T11_21">moure</text:span><text:span text:style-name="T11_22">,<text:s/></text:span><text:span text:style-name="T11_23">etc</text:span><text:span text:style-name="T11_24">.<text:s/></text:span><text:span text:style-name="T11_25">Ens</text:span><text:span text:style-name="T11_26"><text:s/></text:span><text:span text:style-name="T11_27">sera</text:span><text:span text:style-name="T11_28"><text:s/></text:span><text:span text:style-name="T11_29">útil</text:span><text:span text:style-name="T11_30"><text:s/></text:span><text:span text:style-name="T11_31">treballar</text:span><text:span text:style-name="T11_32"><text:s/></text:span><text:span text:style-name="T11_33">amb</text:span><text:span text:style-name="T11_34"><text:s/></text:span><text:span text:style-name="T11_35">matrius</text:span><text:span text:style-name="T11_36"><text:s/></text:span><text:span text:style-name="T11_37">i</text:span><text:span text:style-name="T11_38"><text:s/></text:span><text:span text:style-name="T11_39">els</text:span><text:span text:style-name="T11_40"><text:s/></text:span><text:span text:style-name="T11_41">seus</text:span><text:span text:style-name="T11_42"><text:s/></text:span><text:span text:style-name="T11_43">índex</text:span><text:span text:style-name="T11_44"><text:s/>(</text:span><text:span text:style-name="T11_45">o</text:span><text:span text:style-name="T11_46"><text:s/></text:span><text:span text:style-name="T11_47">almenys</text:span><text:span text:style-name="T11_48">,<text:s/></text:span><text:span text:style-name="T11_49">més</text:span><text:span text:style-name="T11_50"><text:s/></text:span><text:span text:style-name="T11_51">fàcil</text:span><text:span text:style-name="T11_52">)<text:s/></text:span><text:span text:style-name="T11_53">Segons</text:span><text:span text:style-name="T11_54"><text:s/></text:span><text:span text:style-name="T11_55">la</text:span><text:span text:style-name="T11_56"><text:s/></text:span><text:span text:style-name="T11_57">professora</text:span><text:span text:style-name="T11_58">,<text:s/></text:span><text:span text:style-name="T11_59">podem</text:span><text:span text:style-name="T11_60"><text:s/></text:span><text:span text:style-name="T11_61">utilitzar</text:span><text:span text:style-name="T11_62"><text:s/></text:span><text:span text:style-name="T11_63">la</text:span><text:span text:style-name="T11_64"><text:s/></text:span><text:span text:style-name="T11_65">estructura</text:span><text:span text:style-name="T11_66"><text:s/></text:span><text:span text:style-name="T11_67">de</text:span><text:span text:style-name="T11_68"><text:s/></text:span><text:span text:style-name="T11_69">dades</text:span><text:span text:style-name="T11_70"><text:s/></text:span><text:span text:style-name="T11_71">que</text:span><text:span text:style-name="T11_72"><text:s/></text:span><text:span text:style-name="T11_73">vulguem</text:span><text:span text:style-name="T11_74"><text:s/></text:span><text:span text:style-name="T11_75">per</text:span><text:span text:style-name="T11_76"><text:s/></text:span><text:span text:style-name="T11_77">representar</text:span><text:span text:style-name="T11_78"><text:s/></text:span><text:span text:style-name="T11_79">la</text:span><text:span text:style-name="T11_80"><text:s/></text:span><text:span text:style-name="T11_81">relació</text:span><text:span text:style-name="T11_82"><text:s/></text:span><text:span text:style-name="T11_83">entre</text:span><text:span text:style-name="T11_84"><text:s/></text:span><text:span text:style-name="T11_85">Partida</text:span><text:span text:style-name="T11_86"><text:s/></text:span><text:span text:style-name="T11_87">i</text:span><text:span text:style-name="T11_88"><text:s/></text:span><text:span text:style-name="T11_89">casella</text:span><text:span text:style-name="T11_90"><text:s/></text:span><text:span text:style-name="T11_91">sempre</text:span><text:span text:style-name="T11_92"><text:s/></text:span><text:span text:style-name="T11_93">i</text:span><text:span text:style-name="T11_94"><text:s/></text:span><text:span text:style-name="T11_95">quant</text:span><text:span text:style-name="T11_96"><text:s/></text:span><text:span text:style-name="T11_97">apareixi</text:span><text:span text:style-name="T11_98"><text:s/></text:span><text:span text:style-name="T11_99">en</text:span><text:span text:style-name="T11_100"><text:s/></text:span><text:span text:style-name="T11_101">la</text:span><text:span text:style-name="T11_102"><text:s/></text:span><text:span text:style-name="T11_103">majoria</text:span><text:span text:style-name="T11_104"><text:s/></text:span><text:span text:style-name="T11_105">de</text:span><text:span text:style-name="T11_106"><text:s/></text:span><text:span text:style-name="T11_107">llenguatges</text:span><text:span text:style-name="T11_108"><text:s/></text:span><text:span text:style-name="T11_109">OO</text:span><text:span text:style-name="T11_110">.</text:span></text:p>
      <text:p text:style-name="P12"/>
      <text:p text:style-name="P13"><text:span text:style-name="T13_1">Llavors</text:span><text:span text:style-name="T13_2"><text:s/></text:span><text:span text:style-name="T13_3">suposarem</text:span><text:span text:style-name="T13_4"><text:s/></text:span><text:span text:style-name="T13_5">que</text:span><text:span text:style-name="T13_6"><text:s/></text:span><text:span text:style-name="T13_7">podem</text:span><text:span text:style-name="T13_8"><text:s/></text:span><text:span text:style-name="T13_9">utilitzar</text:span><text:span text:style-name="T13_10"><text:s/></text:span><text:span text:style-name="T13_11">la</text:span><text:span text:style-name="T13_12"><text:s/></text:span><text:span text:style-name="T13_13">classe</text:span><text:span text:style-name="T13_14"><text:s/></text:span><text:span text:style-name="T13_15">matriu</text:span><text:span text:style-name="T13_16">,<text:s/></text:span><text:span text:style-name="T13_17">amb</text:span><text:span text:style-name="T13_18"><text:s/></text:span><text:span text:style-name="T13_19">les</text:span><text:span text:style-name="T13_20"><text:s/></text:span><text:span text:style-name="T13_21">operacions</text:span><text:span text:style-name="T13_22"><text:s/></text:span><text:span text:style-name="T13_23">de</text:span><text:span text:style-name="T13_24"><text:s/></text:span><text:span text:style-name="T13_25">set</text:span><text:span text:style-name="T13_26"><text:s/></text:span><text:span text:style-name="T13_27">i</text:span><text:span text:style-name="T13_28"><text:s/></text:span><text:span text:style-name="T13_29">get</text:span><text:span text:style-name="T13_30"><text:s/></text:span><text:span text:style-name="T13_31">a</text:span><text:span text:style-name="T13_32"><text:s/></text:span><text:span text:style-name="T13_33">partir</text:span><text:span text:style-name="T13_34"><text:s/></text:span><text:span text:style-name="T13_35">dels</text:span><text:span text:style-name="T13_36"><text:s/></text:span><text:span text:style-name="T13_37">índex</text:span><text:span text:style-name="T13_38"><text:s/></text:span><text:span text:style-name="T13_39">fila</text:span><text:span text:style-name="T13_40"><text:s/></text:span><text:span text:style-name="T13_41">i</text:span><text:span text:style-name="T13_42"><text:s/></text:span><text:span text:style-name="T13_43">columna</text:span><text:span text:style-name="T13_44">.<text:s/></text:span><text:span text:style-name="T13_45">En</text:span><text:span text:style-name="T13_46"><text:s/></text:span><text:span text:style-name="T13_47">tot</text:span><text:span text:style-name="T13_48"><text:s/></text:span><text:span text:style-name="T13_49">cas</text:span><text:span text:style-name="T13_50"><text:s/></text:span><text:span text:style-name="T13_51">sempre</text:span><text:span text:style-name="T13_52"><text:s/></text:span><text:span text:style-name="T13_53">podrem</text:span><text:span text:style-name="T13_54"><text:s/></text:span><text:span text:style-name="T13_55">fer</text:span><text:span text:style-name="T13_56"><text:s/></text:span><text:span text:style-name="T13_57">regressió</text:span><text:span text:style-name="T13_58"><text:s/></text:span><text:span text:style-name="T13_59">i</text:span><text:span text:style-name="T13_60"><text:s/></text:span><text:span text:style-name="T13_61">transformar</text:span><text:span text:style-name="T13_62"><text:s/></text:span><text:span text:style-name="T13_63">els</text:span><text:span text:style-name="T13_64"><text:s/></text:span><text:span text:style-name="T13_65">objectes</text:span><text:span text:style-name="T13_66"><text:s/></text:span><text:span text:style-name="T13_67">matriu</text:span><text:span text:style-name="T13_68"><text:s/></text:span><text:span text:style-name="T13_69">en</text:span><text:span text:style-name="T13_70"><text:s/></text:span><text:span text:style-name="T13_71">un</text:span><text:span text:style-name="T13_72"><text:s/></text:span><text:span text:style-name="T13_73">conjunt</text:span><text:span text:style-name="T13_74"><text:s/></text:span><text:span text:style-name="T13_75">de</text:span><text:span text:style-name="T13_76"><text:s/></text:span><text:span text:style-name="T13_77">conjunts</text:span><text:span text:style-name="T13_78">.</text:span></text:p>
      <text:p text:style-name="P14"/>
      <text:p text:style-name="P15"><text:span text:style-name="T15_1">Ara</text:span><text:span text:style-name="T15_2"><text:s/></text:span><text:span text:style-name="T15_3">bé</text:span><text:span text:style-name="T15_4">,<text:s/></text:span><text:span text:style-name="T15_5">és</text:span><text:span text:style-name="T15_6"><text:s/></text:span><text:span text:style-name="T15_7">important</text:span><text:span text:style-name="T15_8"><text:s/></text:span><text:span text:style-name="T15_9">que</text:span><text:span text:style-name="T15_10"><text:s/></text:span><text:span text:style-name="T15_11">pels</text:span><text:span text:style-name="T15_12"><text:s/></text:span><text:span text:style-name="T15_13">diagrames</text:span><text:span text:style-name="T15_14"><text:s/></text:span><text:span text:style-name="T15_15">no</text:span><text:span text:style-name="T15_16"><text:s/></text:span><text:span text:style-name="T15_17">haguem</text:span><text:span text:style-name="T15_18"><text:s/></text:span><text:span text:style-name="T15_19">d</text:span><text:span text:style-name="T15_20">’</text:span><text:span text:style-name="T15_21">accedir</text:span><text:span text:style-name="T15_22"><text:s/></text:span><text:span text:style-name="T15_23">a</text:span><text:span text:style-name="T15_24"><text:s/></text:span><text:span text:style-name="T15_25">l</text:span><text:span text:style-name="T15_26">’</text:span><text:span text:style-name="T15_27">atribut</text:span><text:span text:style-name="T15_28"><text:s/></text:span><text:span text:style-name="T15_29">de</text:span><text:span text:style-name="T15_30"><text:s/></text:span><text:span text:style-name="T15_31">forma</text:span><text:span text:style-name="T15_32"><text:s/></text:span><text:span text:style-name="T15_33">directa</text:span><text:span text:style-name="T15_34">,<text:s/></text:span><text:span text:style-name="T15_35">això</text:span><text:span text:style-name="T15_36"><text:s/></text:span><text:span text:style-name="T15_37">vol</text:span><text:span text:style-name="T15_38"><text:s/></text:span><text:span text:style-name="T15_39">dir</text:span><text:span text:style-name="T15_40"><text:s/></text:span><text:span text:style-name="T15_41">que</text:span><text:span text:style-name="T15_42"><text:s/></text:span><text:span text:style-name="T15_43">si</text:span><text:span text:style-name="T15_44"><text:s/></text:span><text:span text:style-name="T15_45">sóc</text:span><text:span text:style-name="T15_46"><text:s/></text:span><text:span text:style-name="T15_47">a</text:span><text:span text:style-name="T15_48"><text:s/></text:span><text:span text:style-name="T15_49">la</text:span><text:span text:style-name="T15_50"><text:s/></text:span><text:span text:style-name="T15_51">classe</text:span><text:span text:style-name="T15_52"><text:s/></text:span><text:span text:style-name="T15_53">Partida</text:span><text:span text:style-name="T15_54">,<text:s/></text:span><text:span text:style-name="T15_55">no</text:span><text:span text:style-name="T15_56"><text:s/></text:span><text:span text:style-name="T15_57">suposem</text:span><text:span text:style-name="T15_58"><text:s/></text:span><text:span text:style-name="T15_59">que</text:span><text:span text:style-name="T15_60"><text:s/></text:span><text:span text:style-name="T15_61">les</text:span><text:span text:style-name="T15_62"><text:s/></text:span><text:span text:style-name="T15_63">caselles</text:span><text:span text:style-name="T15_64"><text:s/></text:span><text:span text:style-name="T15_65">es</text:span><text:span text:style-name="T15_66"><text:s/></text:span><text:span text:style-name="T15_67">guardin</text:span><text:span text:style-name="T15_68"><text:s/></text:span><text:span text:style-name="T15_69">en</text:span><text:span text:style-name="T15_70"><text:s/></text:span><text:span text:style-name="T15_71">forma</text:span><text:span text:style-name="T15_72"><text:s/></text:span><text:span text:style-name="T15_73">de</text:span><text:span text:style-name="T15_74"><text:s/></text:span><text:span text:style-name="T15_75">matriu</text:span><text:span text:style-name="T15_76"><text:s/></text:span><text:span text:style-name="T15_77">o</text:span><text:span text:style-name="T15_78"><text:s/></text:span><text:span text:style-name="T15_79">de</text:span><text:span text:style-name="T15_80"><text:s/></text:span><text:span text:style-name="T15_81">conjunt</text:span><text:span text:style-name="T15_82"><text:s/></text:span><text:span text:style-name="T15_83">i</text:span><text:span text:style-name="T15_84"><text:s/></text:span><text:span text:style-name="T15_85">accedim</text:span><text:span text:style-name="T15_86"><text:s/></text:span><text:span text:style-name="T15_87">a</text:span><text:span text:style-name="T15_88"><text:s/></text:span><text:span text:style-name="T15_89">elles</text:span><text:span text:style-name="T15_90"><text:s/></text:span><text:span text:style-name="T15_91">amb</text:span><text:span text:style-name="T15_92"><text:s/></text:span><text:span text:style-name="T15_93">el</text:span><text:span text:style-name="T15_94"><text:s/></text:span><text:span text:style-name="T15_95">nom</text:span><text:span text:style-name="T15_96"><text:s/></text:span><text:span text:style-name="T15_97">de</text:span><text:span text:style-name="T15_98"><text:s/></text:span><text:span text:style-name="T15_99">l</text:span><text:span text:style-name="T15_100">’</text:span><text:span text:style-name="T15_101">atribut</text:span><text:span text:style-name="T15_102">,<text:s/></text:span><text:span text:style-name="T15_103">crec</text:span><text:span text:style-name="T15_104"><text:s/></text:span><text:span text:style-name="T15_105">que</text:span><text:span text:style-name="T15_106"><text:s/></text:span><text:span text:style-name="T15_107">el</text:span><text:span text:style-name="T15_108"><text:s/></text:span><text:span text:style-name="T15_109">millor</text:span><text:span text:style-name="T15_110"><text:s/></text:span><text:span text:style-name="T15_111">és</text:span><text:span text:style-name="T15_112"><text:s/></text:span><text:span text:style-name="T15_113">postposar</text:span><text:span text:style-name="T15_114"><text:s/></text:span><text:span text:style-name="T15_115">aquesta</text:span><text:span text:style-name="T15_116"><text:s/></text:span><text:span text:style-name="T15_117">decisió</text:span><text:span text:style-name="T15_118"><text:s/></text:span><text:span text:style-name="T15_119">al</text:span><text:span text:style-name="T15_120"><text:s/></text:span><text:span text:style-name="T15_121">final</text:span><text:span text:style-name="T15_122"><text:s/></text:span><text:span text:style-name="T15_123">i</text:span><text:span text:style-name="T15_124"><text:s/></text:span><text:span text:style-name="T15_125">que</text:span><text:span text:style-name="T15_126"><text:s/></text:span><text:span text:style-name="T15_127">de</text:span><text:span text:style-name="T15_128"><text:s/></text:span><text:span text:style-name="T15_129">moment</text:span><text:span text:style-name="T15_130"><text:s/></text:span><text:span text:style-name="T15_131">utilitzem</text:span><text:span text:style-name="T15_132"><text:s/></text:span><text:span text:style-name="T15_133">operacions</text:span><text:span text:style-name="T15_134"><text:s/></text:span><text:span text:style-name="T15_135">que</text:span><text:span text:style-name="T15_136"><text:s/></text:span><text:span text:style-name="T15_137">de</text:span><text:span text:style-name="T15_138"><text:s/></text:span><text:span text:style-name="T15_139">forma</text:span><text:span text:style-name="T15_140"><text:s/></text:span><text:span text:style-name="T15_141">indirecta</text:span><text:span text:style-name="T15_142"><text:s/>(</text:span><text:span text:style-name="T15_143">i</text:span><text:span text:style-name="T15_144"><text:s/></text:span><text:span text:style-name="T15_145">sense</text:span><text:span text:style-name="T15_146"><text:s/></text:span><text:span text:style-name="T15_147">especificar</text:span><text:span text:style-name="T15_148"><text:s/></text:span><text:span text:style-name="T15_149">en</text:span><text:span text:style-name="T15_150"><text:s/></text:span><text:span text:style-name="T15_151">els</text:span><text:span text:style-name="T15_152"><text:s/></text:span><text:span text:style-name="T15_153">diagrames</text:span><text:span text:style-name="T15_154">)<text:s/></text:span><text:span text:style-name="T15_155">ens</text:span><text:span text:style-name="T15_156"><text:s/></text:span><text:span text:style-name="T15_157">retornin</text:span><text:span text:style-name="T15_158"><text:s/></text:span><text:span text:style-name="T15_159">les</text:span><text:span text:style-name="T15_160"><text:s/></text:span><text:span text:style-name="T15_161">estructures</text:span><text:span text:style-name="T15_162"><text:s/></text:span><text:span text:style-name="T15_163">de</text:span><text:span text:style-name="T15_164"><text:s/></text:span><text:span text:style-name="T15_165">dades</text:span><text:span text:style-name="T15_166"><text:s/></text:span><text:span text:style-name="T15_167">que</text:span><text:span text:style-name="T15_168"><text:s/></text:span><text:span text:style-name="T15_169">volguem</text:span><text:span text:style-name="T15_170">.<text:s/></text:span><text:span text:style-name="T15_171">Això</text:span><text:span text:style-name="T15_172"><text:s/></text:span><text:span text:style-name="T15_173">implica</text:span><text:span text:style-name="T15_174">:</text:span></text:p>
      <text:p text:style-name="P16"/>
      <text:p text:style-name="P17"><text:span text:style-name="T17_1">1:<text:s/></text:span><text:span text:style-name="T17_2">En</text:span><text:span text:style-name="T17_3"><text:s/></text:span><text:span text:style-name="T17_4">la</text:span><text:span text:style-name="T17_5"><text:s/></text:span><text:span text:style-name="T17_6">classe</text:span><text:span text:style-name="T17_7"><text:s/></text:span><text:span text:style-name="T17_8">partida</text:span><text:span text:style-name="T17_9"><text:s/></text:span><text:span text:style-name="T17_10">hi</text:span><text:span text:style-name="T17_11"><text:s/></text:span><text:span text:style-name="T17_12">hauràn</text:span><text:span text:style-name="T17_13"><text:s/>4<text:s/></text:span><text:span text:style-name="T17_14">mètodes</text:span><text:span text:style-name="T17_15"><text:s/></text:span><text:span text:style-name="T17_16">per</text:span><text:span text:style-name="T17_17"><text:s/></text:span><text:span text:style-name="T17_18">obtenir</text:span><text:span text:style-name="T17_19"><text:s/></text:span><text:span text:style-name="T17_20">i</text:span><text:span text:style-name="T17_21"><text:s/></text:span><text:span text:style-name="T17_22">ficar</text:span><text:span text:style-name="T17_23"><text:s/></text:span><text:span text:style-name="T17_24">la</text:span><text:span text:style-name="T17_25"><text:s/></text:span><text:span text:style-name="T17_26">relació</text:span><text:span text:style-name="T17_27"><text:s/></text:span><text:span text:style-name="T17_28">amb</text:span><text:span text:style-name="T17_29"><text:s/></text:span><text:span text:style-name="T17_30">caselles</text:span><text:span text:style-name="T17_31"><text:s/>(</text:span><text:span text:style-name="T17_32">la</text:span><text:span text:style-name="T17_33"><text:s/></text:span><text:span text:style-name="T17_34">relació</text:span><text:span text:style-name="T17_35"><text:s/></text:span><text:span text:style-name="T17_36">que</text:span><text:span text:style-name="T17_37"><text:s/></text:span><text:span text:style-name="T17_38">ja</text:span><text:span text:style-name="T17_39"><text:s/></text:span><text:span text:style-name="T17_40">decidirem</text:span><text:span text:style-name="T17_41"><text:s/></text:span><text:span text:style-name="T17_42">en</text:span><text:span text:style-name="T17_43"><text:s/></text:span><text:span text:style-name="T17_44">quina</text:span><text:span text:style-name="T17_45"><text:s/></text:span><text:span text:style-name="T17_46">estructura</text:span><text:span text:style-name="T17_47"><text:s/></text:span><text:span text:style-name="T17_48">de</text:span><text:span text:style-name="T17_49"><text:s/></text:span><text:span text:style-name="T17_50">dades</text:span><text:span text:style-name="T17_51"><text:s/></text:span><text:span text:style-name="T17_52">implementem</text:span><text:span text:style-name="T17_53">)<text:s/></text:span><text:span text:style-name="T17_54">Aquests</text:span><text:span text:style-name="T17_55"><text:s/></text:span><text:span text:style-name="T17_56">mètodes</text:span><text:span text:style-name="T17_57"><text:s/></text:span><text:span text:style-name="T17_58">seràn</text:span><text:span text:style-name="T17_59">:</text:span></text:p>
      <text:p text:style-name="P18"/>
      <text:p text:style-name="P19"><text:span text:style-name="T19_1">Si</text:span><text:span text:style-name="T19_2"><text:s/></text:span><text:span text:style-name="T19_3">volem</text:span><text:span text:style-name="T19_4"><text:s/></text:span><text:span text:style-name="T19_5">obtenir</text:span><text:span text:style-name="T19_6"><text:s/>/<text:s/></text:span><text:span text:style-name="T19_7">guardar</text:span><text:span text:style-name="T19_8"><text:s/></text:span><text:span text:style-name="T19_9">un</text:span><text:span text:style-name="T19_10"><text:s/></text:span><text:span text:style-name="T19_11">conjunt</text:span><text:span text:style-name="T19_12">:</text:span></text:p>
      <text:p text:style-name="P20"><text:span text:style-name="T20_1">setCaselles</text:span><text:span text:style-name="T20_2">(</text:span><text:span text:style-name="T20_3">Set</text:span><text:span text:style-name="T20_4">(</text:span><text:span text:style-name="T20_5">Casella</text:span><text:span text:style-name="T20_6">)<text:s/></text:span><text:span text:style-name="T20_7">sc</text:span><text:span text:style-name="T20_8">)</text:span></text:p>
      <text:p text:style-name="P21"><text:span text:style-name="T21_1">getCasellesConjunt</text:span><text:span text:style-name="T21_2">():<text:s/></text:span><text:span text:style-name="T21_3">Set</text:span><text:span text:style-name="T21_4">(</text:span><text:span text:style-name="T21_5">Casella</text:span><text:span text:style-name="T21_6">)</text:span></text:p>
      <text:p text:style-name="P22"/>
      <text:p text:style-name="P23"><text:span text:style-name="T23_1">Si</text:span><text:span text:style-name="T23_2"><text:s/></text:span><text:span text:style-name="T23_3">volem</text:span><text:span text:style-name="T23_4"><text:s/></text:span><text:span text:style-name="T23_5">obtenir</text:span><text:span text:style-name="T23_6"><text:s/>/<text:s/></text:span><text:span text:style-name="T23_7">guardar</text:span><text:span text:style-name="T23_8"><text:s/></text:span><text:span text:style-name="T23_9">una</text:span><text:span text:style-name="T23_10"><text:s/></text:span><text:span text:style-name="T23_11">matriu</text:span><text:span text:style-name="T23_12">:</text:span></text:p>
      <text:p text:style-name="P24"><text:span text:style-name="T24_1">setCaselles</text:span><text:span text:style-name="T24_2">(</text:span><text:span text:style-name="T24_3">Matriu</text:span><text:span text:style-name="T24_4">(</text:span><text:span text:style-name="T24_5">Casella</text:span><text:span text:style-name="T24_6">)<text:s/></text:span><text:span text:style-name="T24_7">mc</text:span><text:span text:style-name="T24_8">)</text:span></text:p>
      <text:p text:style-name="P25"><text:span text:style-name="T25_1">getCasellesMatriu</text:span><text:span text:style-name="T25_2">():<text:s/></text:span><text:span text:style-name="T25_3">Matriu</text:span><text:span text:style-name="T25_4">(</text:span><text:span text:style-name="T25_5">Casella</text:span><text:span text:style-name="T25_6">)</text:span></text:p>
      <text:p text:style-name="P26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